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ff0000"/>
    </style:style>
    <style:style style:name="P3" style:family="paragraph" style:parent-style-name="Standard">
      <style:text-properties fo:color="#000000"/>
    </style:style>
    <style:style style:name="P4" style:family="paragraph" style:parent-style-name="Standard">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6" style:family="paragraph" style:parent-style-name="Standard">
      <style:text-properties fo:color="#000000"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Text_20_body">
      <style:text-properties fo:color="#000000" fo:font-size="12pt" style:text-underline-style="none" fo:font-weight="normal" style:font-size-asian="12pt" style:font-weight-asian="normal" style:font-size-complex="12pt" style:font-weight-complex="normal"/>
    </style:style>
    <style:style style:name="T1" style:family="text">
      <style:text-properties fo:color="#ff0000"/>
    </style:style>
    <style:style style:name="T2" style:family="text">
      <style:text-properties fo:color="#000000"/>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nto článek není o žádném novém či starém balíčku. Jak už Název říká je o cestě na k vrcholu, měl by zodpovědět otázku „Jak se stát lepším hráčem MTG a snad i vyhrávat častěji“ nebo dát minimálně pár tipů a rad, co a jak se dá vylepšit. Tyto rady se tipy se dají použít při hraní <text:s/>i jiných formátů, ale jako hráč Vintage budu uvádět příklady z Vintage prostředí.</text:p>
      <text:p text:style-name="Standard"/>
      <text:p text:style-name="Standard"/>
      <text:p text:style-name="P1">1) Chyby.</text:p>
      <text:p text:style-name="Standard">Člověk je tvor nedokonalý, narodil se tak a nejspíše tak i umře. Buďte si jisti, že někdy uděláte nějakou chybu, ať už z nepozornosti, rychlosti hry, mezery v znalosti pravidel či špatnému uvažování. Většina lidí chyby nemá ráda. Jelikož jsem byl vždy mírně extrémista, já chyby rád mám. Netvrdím, že mi je příjemné, jakmile udělám za turnaj 30 chyb, ale v správném čase je rád mám a to z jednoho důvodu - <text:span text:style-name="T1">Pokud uděláte chybu a odhalíte ji, je celkem pravděpodobné, že si ji zapamatujete a budete si dávat pozor, abyste se jí příště již nedopustili.</text:span></text:p>
      <text:p text:style-name="P2"><text:span text:style-name="T2">Př. Jednou jsem hrál Oath proti Michalu Hřebejkovi, který hrál Psychatoga. Dostal jsem do hry Oath a po delší době i Orchard. Zaoathoval jsem a našel jsem Akromu, která Michalovi ubrala pár životů. Ve svém kole Michal zahrál Gilded Draka, kterým chtěl získat moji Akromu. Měl jsem Swords to Plowshares na ruce a nevěděl jsem, že pokud bych vyswordoval Draka, tak mi Akroma zůstane. Po hře mi to všichni kolemstojící řekli a od té doby vím, jak funguje vyměňování.</text:span> </text:p>
      <text:p text:style-name="P3"/>
      <text:p text:style-name="P3"/>
      <text:p text:style-name="P4">2) Co je to štěstí? Muška jenom zlatá?</text:p>
      <text:p text:style-name="P5">Rozhoduje v hrách štěstí? Ano, občas ano. Ale nesnažte se házet vinu za svoji prohru na to, že soupeř měl štěstí a vy jste měli smůlu. Soupeřovo štěstí se dá také interpretovat jako Vaše nepřipravenost na jeho balíček, Vaše špatné rozhodnutí pro danou situaci...</text:p>
      <text:p text:style-name="P5">Př.1 V éře Flashe a Protean Hulka se často stávalo, že hráči prohrají v soupeřově prvním kole a „nemohou nic“ udělat. Pravdou je, že například Leyline of the Void na Vaší úvodní ruce by tuto prohru zneutralizovala a postavila by Flash do mnohem horší pozice.</text:p>
      <text:p text:style-name="P5">Př.2 Při mém testingu s nyní již „jen“ rozhodčím Járou Karbanem jsem vyhrával z asi 98 % s Grimlongem nad jeho UB bubáky (Phyrexian Dradnaught + <text:s/>Illusionary Mask)... Jarda se mě tázal, co má udělat, aby se matchup zlepšil – poradil jsem mu, ať přidá Chalice of the Void, Stifle a další hate karty. Na turnaji jsem potom vyhrál první hru, abych byl zalokován v hře druhé, takže skóre bylo 1:1 a následoval konec kola. Postoupil jsem do TOP 8 a vyhrál tento turnaj jen díky Jardovu férovému gestu – vzdal se kvůli testingovým hrám... </text:p>
      <text:p text:style-name="P5"/>
      <text:p text:style-name="P5"/>
      <text:p text:style-name="P4">3) Hrajte, trénujte, testujte...</text:p>
      <text:p text:style-name="P5">Nejspíše je každému jasné, že bez toho to nepůjde... Dá se těžko očekávat, že uhrajete slušný výsledek nebo dokonce vyhrajete s balíčkem, který si vezmete poprvé do ruky pět minut před turnajem. Dostanete se do krizových situací a budete muset volit, jak vlastně hrát dál...Vaše rozhodnutí budou ovlivňovat razantně hru a Vy snáze najdete tu správnou taktiku v dané situaci. <text:s/>Také se tím Vaše hra zrychlí a některé věci budete dělat téměř automaticky... Hry, které jsou nejvíce o skillu jsou mirror matche (hry proti stejnému balíčku). Porovnání ve hře proti tomu samému balíčku Vás hodně naučí. Vidíte v čem děláte chyby a v čem Vás soupeř převyšuje či naopak- neučíte se jen ze svých chyb, ale i z chyb soupeře. Je dobré testovat s hráči, kteří mají podobné či lepší kvality nežli Vy. Nejspíše se moc nenaučíte proti soupeřům, kteří hrají jednou za rok...</text:p>
      <text:p text:style-name="P5">Př. Toto se dost projevovalo na mém testingu Giftů se Zuzym. Vždy jsem se snažil stabilizovat si manovou bázi a čekal jsem na vhodný okamžik k zdrainování Zuzyho spellu. Jakmile se mi to podařilo ve svém kole jsem zahrál Gift díky maně z Mana Drainu a měl stále dost many na další rušení či jiný spell... </text:p>
      <text:p text:style-name="P5"/>
      <text:p text:style-name="P5"/>
      <text:p text:style-name="P6">4) Pravděpodobnost</text:p>
      <text:p text:style-name="P5">Naučte se, jak funguje pravděpodobnost. Toto Vám ulehčí práci při hraní, ale i při samotném stavění a upravování balíčku. Nebudete potřebovat detailně znát problematiku pravděpodobnosti a statistiky, ale základní pravidla Vám postačí a budou Vám jistě k užitku.</text:p>
      <text:p text:style-name="P5">Př. Při hraní Grimlongu a Pitchlongu (TPS) v této době, kdy je Chrome Mox odomezený je velký rozdíl. Oba decky jsou storm kombo decky založené na rituálech. Pokud v prvním kole vyresolvujete Yawghmoth´s Bargain, co budete dělat, když Vám nezůstane žádná volná mana? Pokud hrajete Grimlong s čtyřmi Chrome Moxy není problém zabít soupeře TEĎ a na nic nečekat - budete mít přístup k černé maně díky Chrome Moxům... Naopak v Pitchlongu se Chrome Moxy nehrají a vy hrajete většinou více karet, které si v takovém okamžiku líznout nechcete (Force of Will, Misdirection...). V pitchlongu se Chrome Moxy nehrají, protože potom by pravděpodobnost líznutí klíčového spellu, Force, Chrome Moxu a karty, kterou je potřeba zahodit byla nízká a Vám by se víc kazily všechny tyto akce. Dolízávaly byste 2 Chrome Moxy a Force, což je neužitečné. S Pitchlongem v takovém případě raději dolíznete do sedmu karet, předáte kolo a v případě nebezpečí se snažíte dolíznout si Force přes Bargain v jeho kole.</text:p>
      <text:p text:style-name="P5"/>
      <text:p text:style-name="P5"/>
      <text:p text:style-name="P4">5) Uvědomte si rozdíl mezi PET deckem a nejlepším deckem</text:p>
      <text:p text:style-name="P5">Pet deck je balíček, který máte rádi, rádi ho hrajete, například protože jste ho hráli předchozích pět či více let. Nejlepší balíček je ten, který vyhrává. Může to znamenat, že balíček vyhrává v dané době či že balíček je dobrý v daném prostředí. Na druhé straně musíte zohlednit, s kterým balíčkem se Vám lépe hraje. Pokud hrajete pět let s Oathem a víte, že jste s ním již velmi dobří, víte, co kdy dělat, tak ho nevyměňujte za storm kombo, u kterého nebudete mít tak velkou jistotu, ačkoliv má mnohem lepší statistiku než Oath. To, s čím přijdete je jen Vaše volba, ale pro vítězství musíte vzít v potaz hlavně tyto dva faktory.</text:p>
      <text:p text:style-name="P5"/>
      <text:p text:style-name="P5"/>
      <text:p text:style-name="P4">6) Buďte v dobré kondici</text:p>
      <text:p text:style-name="P5">Turnaj není jen o tom, zdali máte dobrý deck a jste-li dobrým hráčem. Malé rozdíly v psychice či vaší tělesné stránce mohou rozhodnout o Vašem úspěchu či neúspěchu. Pijte (myšleno nealkoholické nápoje) - nežízněte. Pokud potřebujete 8 hodin spánku, tak se před turnajem vyspěte. Je dobré být připraven na turnaj a nechodit po místě konání turnaje jako zombie... Ačkoliv Magic není jen o vítězení, pokud budete chtít zvítězit musíte se hlavně soustředit na hru. Můžete konverzovat, se soupeřem, smát se jeho vtipům, ale nenechte se vyvézt z koncentrace.</text:p>
      <text:p text:style-name="P5"/>
      <text:p text:style-name="P5"/>
      <text:p text:style-name="P4">7) Snažte se, co nejlépe znát a chápat pravidla</text:p>
      <text:p text:style-name="P5">Nejspíše nikdo po Vás nemůže chtít, abyste znali všechna pravidla o všech kartách. Nicméně, čím více znáte, tím lépe. Základem je znát pravidla o kartách, které sami hrajete... a triky, které můžete s kombinací karet provádět. Pokud budete mít v průběhu turnaje jakýkoliv problém s pravidly, zeptejte se rozhodčího. Rozhodčí by Vám měl pomoci. Pokud se Vám stane, že budete mít jiný názor na věc než rozhodčí a jste si téměř jisti, že máte pravdu, tak se zeptejte, zdali si je rozhodčí jist, ať se kdyžtak poohlédne v gathereru či v jiných zdrojích. Jsou některé situace, kdy rozhodčí neví či se také splete (rozhodčí je také člověk). Pokud něco nechápete, chtějte vysvětlení po rozhodčím (na větších turnajích, nevztahuje se na malé turnaje, kde rozhodčí není). Na Eternal turnajích je to s rozhodčími o něco horší, nicméně hráči jsou většinou zkušení a nesnaží se švindlovat, chtějí si „jen“ zahrát, takže se v nejhorším případě můžete zeptat okolí.</text:p>
      <text:p text:style-name="P5">Př. Je například dobré vědět, že Meddling Mage, jmenující Gorilla Shamana zakáže soupeři i Vám sesílání Shamana normální cestou, nikoliv jeho vkládání do hry přes Aether Vial.</text:p>
      <text:p text:style-name="P5"/>
      <text:p text:style-name="P5"/>
      <text:p text:style-name="P4">8) Buďte si jisti, kdy Muliganovat</text:p>
      <text:p text:style-name="P5">Je nejspíš samozřejmé, že jsou ruce, které si prostě nechat nemůžete (7 landů, 0 manových zdrojů)... Jsou i ruce, které potřebují nějaký topdeck. Zde přichází pravděpodobnost a statistika. Můžete to risknout, ale nemusí se to vyplatit. Važte rozumně. Pokud Vám topdeck jedné karty vyhraje hru a pravděpodobnost dolízutí není malá, je dobré si draw nechat. Ale na druhé straně tímto nenabádám nikoho, aby si nechal úvodní ruku, v které mu pomůže jen topdeck Black Lotusu... Tento bod je důležitý zvlášť, v druhé hře, kdy většinou víte proti čemu hrajete. Ruka s 5 Moxy není to nejlepší proti balíčku, který hraje Chalice of the Void, zvláště, pokud soupeř začíná. Stejně tak ruka s pěti landy, pokud soupeř hraje Storm kombo. Pokud nevíte, proti čemu hrajete je dobré si nechat ruku s dostatkem many a dostatkem spellů, které můžete za Vaši manu zahrát či spellů, které manu nepotřebují. </text:p>
      <text:p text:style-name="P5"/>
      <text:p text:style-name="P5"/>
      <text:p text:style-name="P4">9) Znejte všech 75 karet, které hrajete</text:p>
      <text:p text:style-name="P5">Tento bod Vám pomáhá vymyslet plán. Ať už v nějaké herní situaci, či do her, kdy využíváte sideboard (druhá či třetí hra nebo pokud využíváte Cunning Wish). Nyní se již můžete koukat do svého side v průběhu hry, ale je lepší, pokud tím nezdržujete hru či soupeři nenapovídáte, co máte v úmyslu. Vintage je formát s největším množstvím manipulace s knihovnou, takže nepodceňujte nízkou pravděpodobnost. VŽDY má cenu dohrávat hru a to i v případech, že jsou šance na topdeck nízké až nulové. Vaši soupeři mohou udělat nějakou chybu a vítězství se Vám může svézt do ruky náhodou.</text:p>
      <text:p text:style-name="P5">Př. Hrál jsem hru proti Lukáši Kraftovi. Vyduressoval jsem jeho ruku, měl v ní již jen dva landy, můj Demonic Tutor mi našel Yawghmoth´s Will, abych mohl Lukáše příští kolo zabít. Ancestral Recall byl již v hrobě. Lukáš zkušeně řekl : „Dolíznu Brainstorm, v něm Forbidden Orchard, Oath of Druids, a Arcane Laboratory“. Pravděpodobně nemusím dodávat, co se stalo. Tento příklad ukazuje štěstí, ale také Lukášův dobrý úsudek vzhledem ke svým šancím.</text:p>
      <text:p text:style-name="P5"/>
      <text:p text:style-name="P5"/>
      <text:p text:style-name="P5"><text:span text:style-name="T3">10) Smůla...</text:span> </text:p>
      <text:p text:style-name="P5">Snažte se nesignalizovat soupeři, že zrovna nevyhráváte. Pokud máte špatné draw, nemusí o tom vědět. Nechávejte si landy na ruce, abyste ho zmátli... Vintage je formát o tricích, které se nedají použít vždy, takže bluffujte. Možná se Vám podaří ze soupeře vylákat nějaký ten Duress či získat čas navíc, kdy si můžete něco dolíznout... </text:p>
      <text:p text:style-name="P5">Př. Vzpomínám si na hru proti Zuzymu, kdy Zuzy hrál Oath. Dostal jsem se k Yawghmoth´s Willu a přemýšlel o Zuzyho 4 kartách. Nevěděl jsem, co v nich má, ale chtěl jsem si být jist, že Yawghmoth´s Will vyresolvuje a tak jsem počkal. Nedolízl jsem si nic a stále jsem <text:s/>byl vystrašen Zuzyho kartami. Po dvou kolech čekání Zuzy zahrál Arcane Laboratory a já jsem jen smutně koukal na svůj Yawghmoth´s Will. - PONAUČENÍ – nenechte se ovládat strachem-kdo neriskuje neztratí ani nezíská. Netuším, kolik rušení měl Zuzy na ruce v chvíli, kdy jsem mohl zahrát Yawghmoth´s Will poprvé, ale ty dvě či tři karty mě tolik vystrašily, že jsem to ani nechtěl testovat.</text:p>
      <text:p text:style-name="P5"/>
      <text:p text:style-name="P5"/>
      <text:p text:style-name="P5">Tak toto bylo pár receptů z mé kuchařky, doufám, že něco dobrého upečete ;). Pro dnešek nashle.</text:p>
      <text:p text:style-name="P5"/>
      <text:p text:style-name="P5"/>
      <text:p text:style-name="P5"/>
      <text:p text:style-name="P7">Slovníček</text:p>
      <text:p text:style-name="P8"><text:span text:style-name="T4">Oath – </text:span>balíček postavený kolem kombinace karet Oath of Druids a Forbidden Orchard. Většinou se hraje kontrolní verze, ale byly vidět i verze s Tendrils of Agony.</text:p>
      <text:p text:style-name="P8"><text:span text:style-name="T4">Gift(y) – </text:span>balíček,  jež byl postaven původně jako monoblue kontrol s Gifts Ungiven, Yawghnoth´s Willem a  Recoupem, abyste mohli najít jednoduše Yawghmoth´s Will a zabít soupeře přes Tendrils of Agony či Darksteel Collossuse. Další verze využívali Dark Rituály a víc se soustředily na to zabít soupeře rychleji přes Tendrils. Největší sláva balíčku byla v době odomezení Merchant Scrollu a samozřejmě Giftu.</text:p>
      <text:p text:style-name="P8"><text:span text:style-name="T4">Zaoathovat – </text:span>vytáhnout z balíčku bytost přes Oath of Druids. (Nebo také použít Oath of Ghouls k vytažení bytosti z hřbitova, nicméně tento černý Oath se moc nehraje)</text:p>
      <text:p text:style-name="P8"><text:span text:style-name="T4">Grimlong, Pitchlongu (TPS) – </text:span>ritual storm kombo balíčky. TPS je v nynější době jen jiný název pro Pitch Long, ale celkově vzato je tento název nejstarší – v prvních verzích balíčku se nehrál Grim Tutor, ale dražší karty (Time Spiral…). Pitchlongu je takovým pokračovatelem TPS a hraje Grim Tutor.  Oba balíčky používají Force of Will s jejími klady i zápory. Grimlong je nejrychlejším kombo balíčkem, protože nepoužívá Force of Will a ani jiné rušení. Používá Dures a/nebo Thoughtseize. Jeho filosofie je zabít dřív než Vám to soupeř jakkoliv překazí. Sází na rychlost, ale nemá tak dobrou ochranu proti rušení či pernamentům.</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8-10-07T19:41:39</meta:creation-date>
    <dc:date>2008-10-15T08:25:33</dc:date>
    <meta:editing-cycles>16</meta:editing-cycles>
    <meta:editing-duration>PT5H8M5S</meta:editing-duration>
    <meta:user-defined meta:name="Info 1"/>
    <meta:user-defined meta:name="Info 2"/>
    <meta:user-defined meta:name="Info 3"/>
    <meta:user-defined meta:name="Info 4"/>
    <meta:document-statistic meta:table-count="0" meta:image-count="0" meta:object-count="0" meta:page-count="4" meta:paragraph-count="35" meta:word-count="1985" meta:character-count="11819"/>
  </office:meta>
</office:document-meta>
</file>